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 у него глаза</text:p>
      <text:p text:style-name="P1">Как небо голубое</text:p>
      <text:p text:style-name="P1">Кристаллов бирюза</text:p>
      <text:p text:style-name="P1">Мы встретились с тобою!<text:line-break/><text:line-break/>И если бы кто знал</text:p>
      <text:p text:style-name="P1">Что ты со мною сделал </text:p>
      <text:p text:style-name="P1">Ты просто мне не лгал<text:line-break/>И сильно в меня верил.<text:line-break/><text:line-break/>Антош, не унывай!<text:line-break/>Солнце погаснет не скоро<text:line-break/>Борись, живи давай<text:line-break/>Для тех, кто тебе дорог.<text:line-break/><text:line-break/>Они не подведут <text:line-break/>Ты в том не сомневайся.</text:p>
      <text:p text:style-name="P1">А сил тебе дадут</text:p>
      <text:p text:style-name="P1">Лишь чаще улыбайся!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9-01T20:32:53.32</meta:creation-date>
    <meta:document-statistic meta:table-count="0" meta:image-count="0" meta:object-count="0" meta:page-count="1" meta:paragraph-count="8" meta:word-count="63" meta:character-count="324"/>
    <dc:date>2012-09-01T20:41:28.62</dc:date>
    <dc:creator>Елизавета Чижикова</dc:creator>
    <meta:editing-duration>PT8M35S</meta:editing-duration>
    <meta:editing-cycles>1</meta:editing-cycles>
    <meta:generator>OpenOffice.org/3.3$Win32 OpenOffice.org_project/330m20$Build-9567</meta:generator>
  </office:meta>
</office:document-meta>
</file>